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2.115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Mon cours 1</text:p>
          </draw:text-box>
        </draw:frame>
        <draw:frame presentation:style-name="pr2" draw:text-style-name="P1" draw:layer="layout" svg:width="25.199cm" svg:height="2.115cm" svg:x="1.4cm" svg:y="3.685cm" presentation:class="subtitle" presentation:user-transformed="true">
          <draw:text-box>
            <text:p>Description Courte du cours….</text:p>
          </draw:text-box>
        </draw:frame>
        <draw:frame draw:style-name="gr1" draw:text-style-name="P2" draw:layer="layout" svg:width="19.2cm" svg:height="0.962cm" svg:x="5.2cm" svg:y="7cm">
          <draw:text-box>
            <text:p>Autre description détaillée du cours 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[TAGS] </text:p>
              <text:p>Tag1</text:p>
              <text:p>Tag2</text:p>
              <text:p>Tag3</text:p>
              <text:p>[LANGS]</text:p>
              <text:p>FR</text:p>
              <text:p>EN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urentd </meta:initial-creator>
    <meta:creation-date>2019-05-20T09:17:57.928194688</meta:creation-date>
    <dc:date>2019-06-17T08:54:45.078745757</dc:date>
    <dc:creator>laurentd </dc:creator>
    <meta:editing-duration>PT3H38M34S</meta:editing-duration>
    <meta:editing-cycles>12</meta:editing-cycles>
    <meta:generator>LibreOffice/6.2.4.2$Linux_X86_64 LibreOffice_project/20$Build-2</meta:generator>
    <meta:document-statistic meta:object-count="26"/>
  </office:meta>
</office:document-meta>
</file>